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3e6" officeooo:paragraph-rsid="000de3e6"/>
    </style:style>
    <style:style style:name="P2" style:family="paragraph" style:parent-style-name="Standard">
      <style:text-properties officeooo:rsid="000de3e6" officeooo:paragraph-rsid="0016252a"/>
    </style:style>
    <style:style style:name="P3" style:family="paragraph" style:parent-style-name="Standard">
      <style:text-properties officeooo:paragraph-rsid="0016f7a4"/>
    </style:style>
    <style:style style:name="P4" style:family="paragraph" style:parent-style-name="Standard">
      <style:text-properties style:font-name="Liberation Serif" officeooo:rsid="0018b52c" officeooo:paragraph-rsid="0018b52c"/>
    </style:style>
    <style:style style:name="P5" style:family="paragraph" style:parent-style-name="Standard">
      <style:text-properties style:font-name="Liberation Serif" officeooo:rsid="001a771d" officeooo:paragraph-rsid="001a771d"/>
    </style:style>
    <style:style style:name="P6" style:family="paragraph" style:parent-style-name="Standard">
      <style:text-properties officeooo:paragraph-rsid="0018b52c"/>
    </style:style>
    <style:style style:name="P7" style:family="paragraph" style:parent-style-name="Standard">
      <style:text-properties officeooo:rsid="001a771d" officeooo:paragraph-rsid="001a771d"/>
    </style:style>
    <style:style style:name="P8" style:family="paragraph" style:parent-style-name="Standard">
      <style:text-properties fo:color="#000000" officeooo:rsid="001a771d" officeooo:paragraph-rsid="001a771d"/>
    </style:style>
    <style:style style:name="P9" style:family="paragraph" style:parent-style-name="Standard">
      <style:paragraph-properties>
        <style:tab-stops>
          <style:tab-stop style:position="5.158cm"/>
        </style:tab-stops>
      </style:paragraph-properties>
      <style:text-properties fo:color="#000000" officeooo:rsid="001c6df2" officeooo:paragraph-rsid="001c6df2"/>
    </style:style>
    <style:style style:name="P10" style:family="paragraph" style:parent-style-name="Standard">
      <style:text-properties fo:color="#ed1c24" officeooo:rsid="001a771d" officeooo:paragraph-rsid="001c6df2"/>
    </style:style>
    <style:style style:name="P11" style:family="paragraph" style:parent-style-name="Standard">
      <style:paragraph-properties>
        <style:tab-stops>
          <style:tab-stop style:position="5.158cm"/>
        </style:tab-stops>
      </style:paragraph-properties>
      <style:text-properties officeooo:paragraph-rsid="001c6df2"/>
    </style:style>
    <style:style style:name="P12" style:family="paragraph" style:parent-style-name="Standard">
      <style:text-properties fo:color="#ed1c24" style:font-name="Liberation Serif" officeooo:rsid="0018b52c" officeooo:paragraph-rsid="0018b52c"/>
    </style:style>
    <style:style style:name="P13" style:family="paragraph" style:parent-style-name="Standard">
      <style:text-properties fo:color="#ed1c24" style:font-name="Liberation Serif" officeooo:rsid="0018b52c" officeooo:paragraph-rsid="001a771d"/>
    </style:style>
    <style:style style:name="P14" style:family="paragraph" style:parent-style-name="Standard">
      <style:text-properties fo:color="#ed1c24" style:font-name="Liberation Serif" officeooo:rsid="001a771d" officeooo:paragraph-rsid="001a771d"/>
    </style:style>
    <style:style style:name="P15" style:family="paragraph" style:parent-style-name="Standard">
      <style:paragraph-properties>
        <style:tab-stops>
          <style:tab-stop style:position="5.158cm"/>
        </style:tab-stops>
      </style:paragraph-properties>
      <style:text-properties fo:color="#ed1c24" style:font-name="Liberation Serif" officeooo:rsid="001c6df2" officeooo:paragraph-rsid="001c6df2"/>
    </style:style>
    <style:style style:name="P16" style:family="paragraph" style:parent-style-name="Standard">
      <style:text-properties fo:color="#000000" style:font-name="Liberation Serif" officeooo:rsid="001a771d" officeooo:paragraph-rsid="001a771d"/>
    </style:style>
    <style:style style:name="P17" style:family="paragraph" style:parent-style-name="Standard">
      <style:text-properties fo:color="#000000" style:font-name="Liberation Serif" officeooo:rsid="001c6df2" officeooo:paragraph-rsid="001a771d"/>
    </style:style>
    <style:style style:name="P18" style:family="paragraph" style:parent-style-name="Standard">
      <style:paragraph-properties>
        <style:tab-stops>
          <style:tab-stop style:position="5.158cm"/>
        </style:tab-stops>
      </style:paragraph-properties>
      <style:text-properties fo:color="#000000" style:font-name="Liberation Serif" officeooo:rsid="001c6df2" officeooo:paragraph-rsid="001c6df2"/>
    </style:style>
    <style:style style:name="P19" style:family="paragraph" style:parent-style-name="Standard">
      <style:paragraph-properties>
        <style:tab-stops>
          <style:tab-stop style:position="5.158cm"/>
        </style:tab-stops>
      </style:paragraph-properties>
      <style:text-properties fo:color="#000000" style:font-name="Liberation Serif" officeooo:rsid="001dd586" officeooo:paragraph-rsid="001c6df2"/>
    </style:style>
    <style:style style:name="P20" style:family="paragraph" style:parent-style-name="Standard">
      <style:text-properties fo:color="#000000" officeooo:rsid="0016f7a4" officeooo:paragraph-rsid="0016f7a4"/>
    </style:style>
    <style:style style:name="P21" style:family="paragraph" style:parent-style-name="Standard">
      <style:paragraph-properties>
        <style:tab-stops>
          <style:tab-stop style:position="5.158cm"/>
        </style:tab-stops>
      </style:paragraph-properties>
      <style:text-properties fo:color="#000000" officeooo:rsid="0018b52c" officeooo:paragraph-rsid="001c6df2"/>
    </style:style>
    <style:style style:name="P22" style:family="paragraph" style:parent-style-name="Standard">
      <style:text-properties style:font-name="Liberation Serif" officeooo:rsid="0018b52c" officeooo:paragraph-rsid="0018b52c"/>
    </style:style>
    <style:style style:name="P23" style:family="paragraph" style:parent-style-name="Standard">
      <style:text-properties style:font-name="Lucida Handwriting" officeooo:rsid="0018b52c" officeooo:paragraph-rsid="000de3e6"/>
    </style:style>
    <style:style style:name="P24" style:family="paragraph" style:parent-style-name="Standard">
      <style:text-properties style:font-name="Lucida Handwriting" officeooo:rsid="0018b52c" officeooo:paragraph-rsid="0018b52c"/>
    </style:style>
    <style:style style:name="P25" style:family="paragraph" style:parent-style-name="Standard">
      <style:text-properties fo:color="#ce181e" officeooo:rsid="0016f7a4" officeooo:paragraph-rsid="0016f7a4"/>
    </style:style>
    <style:style style:name="P26" style:family="paragraph" style:parent-style-name="Standard">
      <style:paragraph-properties>
        <style:tab-stops>
          <style:tab-stop style:position="5.158cm"/>
        </style:tab-stops>
      </style:paragraph-properties>
      <style:text-properties officeooo:rsid="0016252a" officeooo:paragraph-rsid="001c6df2"/>
    </style:style>
    <style:style style:name="T1" style:family="text">
      <style:text-properties officeooo:rsid="0011f49b"/>
    </style:style>
    <style:style style:name="T2" style:family="text">
      <style:text-properties officeooo:rsid="00127d98"/>
    </style:style>
    <style:style style:name="T3" style:family="text">
      <style:text-properties style:font-name="Lucida Handwriting" fo:font-size="14pt" officeooo:rsid="00127d98" style:font-size-asian="12.25pt" style:font-size-complex="14pt"/>
    </style:style>
    <style:style style:name="T4" style:family="text">
      <style:text-properties style:font-name="Lucida Handwriting" officeooo:rsid="0016252a"/>
    </style:style>
    <style:style style:name="T5" style:family="text">
      <style:text-properties style:font-name="Lucida Handwriting" officeooo:rsid="0018b52c"/>
    </style:style>
    <style:style style:name="T6" style:family="text">
      <style:text-properties officeooo:rsid="0016252a"/>
    </style:style>
    <style:style style:name="T7" style:family="text">
      <style:text-properties fo:color="#ce181e"/>
    </style:style>
    <style:style style:name="T8" style:family="text">
      <style:text-properties fo:color="#ce181e" officeooo:rsid="0016f7a4"/>
    </style:style>
    <style:style style:name="T9" style:family="text">
      <style:text-properties fo:color="#000000" officeooo:rsid="0016f7a4"/>
    </style:style>
    <style:style style:name="T10" style:family="text">
      <style:text-properties fo:color="#000000" officeooo:rsid="0020739a"/>
    </style:style>
    <style:style style:name="T11" style:family="text">
      <style:text-properties fo:color="#0066b3" officeooo:rsid="0016f7a4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8b52c"/>
    </style:style>
    <style:style style:name="T14" style:family="text">
      <style:text-properties style:font-name="Liberation Serif" officeooo:rsid="001c6df2"/>
    </style:style>
    <style:style style:name="T15" style:family="text">
      <style:text-properties style:font-name="Liberation Serif" officeooo:rsid="001dd586"/>
    </style:style>
    <style:style style:name="T16" style:family="text">
      <style:text-properties fo:color="#ed1c24" style:font-name="Liberation Serif"/>
    </style:style>
    <style:style style:name="T17" style:family="text">
      <style:text-properties fo:color="#ed1c24" style:font-name="Liberation Serif" officeooo:rsid="0018b52c"/>
    </style:style>
    <style:style style:name="T18" style:family="text">
      <style:text-properties fo:color="#ed1c24" style:font-name="Liberation Serif" officeooo:rsid="001a771d"/>
    </style:style>
    <style:style style:name="T19" style:family="text">
      <style:text-properties fo:color="#ed1c24" style:font-name="Liberation Serif" officeooo:rsid="001c6df2"/>
    </style:style>
    <style:style style:name="T20" style:family="text">
      <style:text-properties fo:color="#ed1c24" style:font-name="Liberation Serif" officeooo:rsid="001dd586"/>
    </style:style>
    <style:style style:name="T21" style:family="text">
      <style:text-properties fo:color="#21409a"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49"/><text:span text:style-name="T3">Introdução</text:span></text:p>
      <text:p text:style-name="P1"/>
      <text:p text:style-name="P1"/>
      <text:p text:style-name="P1"><text:s text:c="7"/><text:span text:style-name="T1">Este livro simplifica muitas das complexidades do inglês em relação às questões gramaticais.+ Ele é útil <text:s/>para iniciantes na língua, os quais podem começar justamente pela gramática e se aprofundar no vocabulário futuramente, já que muitas das dúvidas no início são justamente sobre o significado de verbos, pronomes ou mera variação temporal. Também pode ser utilizado por quem está em países de língua inglesa, facilitando sua comunicação – com certeza terá contato com termos encontrados aqui e esclarecerá diversas dúvidas. Além disso, pode ser usado por professores, para verificar informações rápidas ou indicar para seus alunos, polpando parte do seu tempo e até conquistando o respeito admiração de alguns, os quais verão o quanto a língua tem a oferecer. </text:span></text:p>
      <text:p text:style-name="P1"><text:s text:c="6"/><text:span text:style-name="T1">No fim, verá que é mais simples esclarecer suas dúvidas por aqui do que pela internet ou outros meios de pesquisa. É um “aliado” que pode salvar diversas pessoas, por isso, tenha – o sempre em mãos ou no bolso. </text:span></text:p>
      <text:p text:style-name="P1"><text:s text:c="6"/><text:span text:style-name="T2">Talvez algumas pessoas estranhem a língua ultilizada, por ser um livro de didática inglesa, deveria estar em inglês (para exercitar o vocabulário e familiriadade com a língua), porém é um livro para diversos públicos, feito com intuíto de simplificar e pode não ser tão simples ler outro idioma e aprender sobre ele ao mesmo tempo, a didática funciona, mas esse é um livro “amigo” e não um livro “professor”, pense nele como um colega de sala que sabe e quer te ajudar.</text:span></text:p>
      <text:p text:style-name="P1"/>
      <text:p text:style-name="P1"/>
      <text:p text:style-name="P1"/>
      <text:p text:style-name="P1"/>
      <text:p text:style-name="P1"><text:s text:c="67"/><text:span text:style-name="T5">Pronomes</text:span></text:p>
      <text:p text:style-name="P4"><text:s text:c="5"/>Pronomes são quem ou o que faz determinada ação (pronome reto) ou quem ou o que recebe a ação (pronome oblíquo). Existem variações entre eles nas outras questões gramaticais, por isso, já serão estudados logo no inicio. </text:p>
      <text:p text:style-name="P4"><text:s text:c="5"/>Assim como no português: </text:p>
      <text:p text:style-name="P5"/>
      <text:p text:style-name="P12">Eu – I </text:p>
      <text:p text:style-name="P6"><text:span text:style-name="T17">Tu </text:span><text:span text:style-name="T18">ou vós</text:span><text:span text:style-name="T17">– You</text:span></text:p>
      <text:p text:style-name="P12">Ele – He</text:p>
      <text:p text:style-name="P12">Ela – She</text:p>
      <text:p text:style-name="P12">Nós – We</text:p>
      <text:p text:style-name="P12">Eles ou Elas – They</text:p>
      <text:p text:style-name="P7"><text:span text:style-name="T17">I</text:span><text:span text:style-name="T16">t – Isso </text:span></text:p>
      <text:p text:style-name="P13">That – Aquilo</text:p>
      <text:p text:style-name="P13"/>
      <text:p text:style-name="P8"><text:span text:style-name="T13">N</text:span><text:span text:style-name="T12">ote que não há diferença entre singular e plural em relação ao </text:span><text:span text:style-name="T21">“You” </text:span><text:span text:style-name="T12">(você ou vocês). </text:span></text:p>
      <text:p text:style-name="P8"><text:span text:style-name="T12">Outro ponto interessante é a não variação de gênero em relação ao </text:span><text:span text:style-name="T21">“They” </text:span><text:span text:style-name="T12">(eles ou elas).</text:span></text:p>
      <text:p text:style-name="P16"/>
      <text:p text:style-name="P16">Desde já é importante separar esses pronomes em dois:</text:p>
      <text:p text:style-name="P16"/>
      <text:p text:style-name="P14">I <text:s text:c="20"/>x <text:s text:c="20"/>He</text:p>
      <text:p text:style-name="P14">You <text:s text:c="15"/>x <text:s text:c="20"/>She</text:p>
      <text:p text:style-name="P14">We <text:s text:c="16"/>x <text:s text:c="20"/>It</text:p>
      <text:p text:style-name="P14">They <text:s text:c="13"/>x <text:s text:c="20"/>That</text:p>
      <text:p text:style-name="P17"/>
      <text:p text:style-name="P4"><text:s/></text:p>
      <text:p text:style-name="P4"/>
      <text:p text:style-name="P23"><text:soft-page-break/><text:s text:c="4"/></text:p>
      <text:p text:style-name="P24"/>
      <text:p text:style-name="P23"><text:s text:c="3"/></text:p>
      <text:p text:style-name="P1"><text:s text:c="6"/></text:p>
      <text:p text:style-name="P1"/>
      <text:p text:style-name="P2"><text:s text:c="41"/></text:p>
      <text:p text:style-name="P2"><text:s text:c="71"/><text:span text:style-name="T4">Verbos</text:span> </text:p>
      <text:p text:style-name="P2"/>
      <text:p text:style-name="P2"><text:s text:c="5"/><text:span text:style-name="T6">A melhor forma de entender a estrutura de uma frase é entender os verbos, eles que indicam o que a ação (o que ocorre), seja de forma implicita ou explícita. Logo, são a chave da interpretação.</text:span></text:p>
      <text:p text:style-name="P3"><text:span text:style-name="T6">Começaremos pelo verbo </text:span><text:span text:style-name="T7">TO BE</text:span>:</text:p>
      <text:p text:style-name="P20">No inglês não há distinção entre o ser e o estar, imagine que se uma coisa é de uma forma ela sempre será dessa forma ou que ela na verdade nunca foi de forma alguma ela apenas está, por exemplo: Americanos não dizem que o céu está bonito ou é bonito, para eles é a mesma coisa o verbo ser ou estar é conjulgado exatamente da mesma forma.</text:p>
      <text:p text:style-name="P20"><text:s/></text:p>
      <text:p text:style-name="P20">Usarei o exemplo do céu novamente: </text:p>
      <text:p text:style-name="P20">The sky is beautyfull</text:p>
      <text:p text:style-name="P3"><text:span text:style-name="T11">O céu (está/é) lindo</text:span><text:span text:style-name="T9"> </text:span></text:p>
      <text:p text:style-name="P20"/>
      <text:p text:style-name="P3"><text:span text:style-name="T9">Você pode interpretar conforme o contexto da frase, mas pense que americanos nascem, crescem e morrem sem essa distinção. Portando, não há essa necessidade, eles que sofram para aprender a nossa distinção filos</text:span><text:span text:style-name="T10">ó</text:span><text:span text:style-name="T9">fica de ser ou estar. </text:span><text:span text:style-name="T8"><text:s/></text:span></text:p>
      <text:p text:style-name="P25"/>
      <text:p text:style-name="P21">Quanto à conjulgação vamos dividir os pronomes em dois grupos diferentes:</text:p>
      <text:p text:style-name="P21"/>
      <text:p text:style-name="P10"><text:span text:style-name="T12">I - </text:span><text:span text:style-name="T14">am</text:span><text:span text:style-name="T12"> <text:s text:c="20"/>x <text:s text:c="12"/></text:span><text:span text:style-name="T14">He – is</text:span></text:p>
      <text:p text:style-name="P10"><text:span text:style-name="T12">You - </text:span><text:span text:style-name="T14">are</text:span><text:span text:style-name="T12"> <text:s text:c="15"/>x <text:s text:c="12"/>She – </text:span><text:span text:style-name="T14">is</text:span></text:p>
      <text:p text:style-name="P10"><text:span text:style-name="T12">We - </text:span><text:span text:style-name="T14">are</text:span><text:span text:style-name="T12"> <text:s text:c="16"/>x <text:s text:c="12"/>It –</text:span><text:span text:style-name="T14"> is</text:span></text:p>
      <text:p text:style-name="P11"><text:span text:style-name="T18">They <text:s/>- </text:span><text:span text:style-name="T19">are</text:span><text:span text:style-name="T18"> <text:s text:c="12"/>x <text:s text:c="12"/>That –</text:span><text:span text:style-name="T19"> is</text:span></text:p>
      <text:p text:style-name="P15"><text:s text:c="45"/>These – is</text:p>
      <text:p text:style-name="P15"><text:s text:c="45"/>Those – is</text:p>
      <text:p text:style-name="P15"/>
      <text:p text:style-name="P18">O que é aquilo depois do pronome? </text:p>
      <text:p text:style-name="P9"><text:span text:style-name="T15">É</text:span><text:span text:style-name="T12"> o verbo to be. Ele varia conforme o pronome. Por exemplo: Ele é <text:s/>= <text:s/></text:span><text:span text:style-name="T16">He is</text:span><text:span text:style-name="T12">; </text:span><text:span text:style-name="T15">Você é <text:s/>= </text:span><text:span text:style-name="T20">You are</text:span><text:span text:style-name="T15">; Eles são = </text:span><text:span text:style-name="T20">They are</text:span><text:span text:style-name="T15">. Essa variação ocorre em relação a outros verbos e tempos também, mas a divisão é sempre essa indicada acima, então é importante guardar com carinho. </text:span></text:p>
      <text:p text:style-name="P19"/>
      <text:p text:style-name="P19"/>
      <text:p text:style-name="P26"><text:s/></text:p>
      <text:p text:style-name="P11"><text:s text:c="45"/></text:p>
      <text:p text:style-name="P26"><text:s/></text:p>
      <text:p text:style-name="P1"><text:s text:c="48"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4:36:27.733000000</meta:creation-date>
    <dc:date>2020-12-19T18:54:07.409000000</dc:date>
    <meta:editing-duration>PT18M10S</meta:editing-duration>
    <meta:editing-cycles>3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50" meta:word-count="614" meta:character-count="4127" meta:non-whitespace-character-count="2795"/>
  </office:meta>
</office:document-meta>
</file>